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5994"/>
    </style:style>
    <style:style style:name="P2" style:family="paragraph" style:parent-style-name="Standard" style:list-style-name="L1">
      <style:text-properties officeooo:paragraph-rsid="00165994"/>
    </style:style>
    <style:style style:name="T1" style:family="text">
      <style:text-properties officeooo:rsid="0016599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r Stories</text:span></text:p>
      <text:p text:style-name="P1"><text:span text:style-name="T1"/></text:p>
      <text:list xml:id="list1708428017" text:style-name="L1">
        <text:list-item>
          <text:p text:style-name="P2"><text:span text:style-name="T1">As a customer, I want to have some security process which ensures that I am the only one who is transferring the money and not some other person who might have illegally accessed my account.</text:span></text:p>
        </text:list-item>
        <text:list-item>
          <text:p text:style-name="P2"><text:span text:style-name="T1">As a customer, I want the verification before transferring the money to be in an easy way like a message can be sent on my mobile number which gives em some code and I have to retype that code somewhere on the bank's site before transferring the money.</text:span></text:p>
        </text:list-item>
        <text:list-item>
          <text:p text:style-name="P2"><text:span text:style-name="T1">While doing inter bank transfer, I don't want to enter the ifsc code of the bank in which other person to whom I am transferring the money has account. Rather I should be given the branch name and state for this purpose.</text:span></text:p>
        </text:list-item>
        <text:list-item>
          <text:p text:style-name="P2"><text:span text:style-name="T1">As a bank manager, I want a proper and secure way to perform validation that right user is transferring the money.</text:span></text:p>
        </text:list-item>
        <text:list-item>
          <text:p text:style-name="P2"><text:span text:style-name="T1">As a bank manager, I need to have a database of all other banks and their branches along with ifsc code.</text:span></text:p>
          <text:p text:style-name="P2"><text:span text:style-name="T1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havi </meta:initial-creator>
    <meta:creation-date>2011-11-22T01:28:43</meta:creation-date>
    <meta:document-statistic meta:table-count="0" meta:image-count="0" meta:object-count="0" meta:page-count="1" meta:paragraph-count="7" meta:word-count="175" meta:character-count="905"/>
    <dc:date>2011-11-22T01:37:58</dc:date>
    <dc:creator>chhavi </dc:creator>
    <meta:editing-duration>PT00H09M16S</meta:editing-duration>
    <meta:editing-cycles>1</meta:editing-cycles>
    <meta:generator>OpenOffice.org/3.2$Linux OpenOffice.org_project/320m19$Build-9505</meta:generator>
  </office:meta>
</office:document-meta>
</file>